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oppins" svg:font-family="Poppins,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agraph-properties fo:text-align="center" style:justify-single-word="false"/>
    </style:style>
    <style:style style:name="P9" style:family="paragraph">
      <style:paragraph-properties fo:text-align="center" style:justify-single-word="false"/>
    </style:style>
    <style:style style:name="P10" style:family="paragraph" style:parent-style-name="Horizontal_20_Line">
      <style:paragraph-properties fo:text-align="center" style:justify-single-word="false"/>
    </style:style>
    <style:style style:name="T1" style:family="text">
      <style:text-properties fo:font-variant="normal" fo:text-transform="none" fo:color="#1d2125" style:font-name="Poppins" fo:font-size="11.25pt" fo:letter-spacing="normal" fo:font-style="normal" fo:font-weight="normal"/>
    </style:style>
    <style:style style:name="T2" style:family="text">
      <style:text-properties fo:font-size="26pt" style:font-size-asian="26pt" style:font-size-complex="26pt"/>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Diseño de Interfaces: Supuesto 2</text:h>
      <text:h text:outline-level="3">Presentado por: José Antonio Román Moreno</text:h>
      <text:p text:style-name="P10"/>
      <text:p text:style-name="P1">Fecha de Entrega: 25/10/2024<text:line-break/>Curso: 2 Daw<text:line-break/>Profesor: <text:span text:style-name="T1">Miguel Toledo</text:span> </text:p>
      <text:p text:style-name="P1"><text:span text:style-name="Strong_20_Emphasis"/></text:p>
      <text:p text:style-name="Text_20_body"><text:span text:style-name="Strong_20_Emphasis"/></text:p>
      <text:p text:style-name="Text_20_body"><text:span text:style-name="Strong_20_Emphasis">Uso de Bootstrap a Través de Enlaces CDN y JavaScript para la Navegación</text:span></text:p>
      <text:p text:style-name="Text_20_body">En mi reciente proyecto web, he tomado la decisión de utilizar Bootstrap a través de enlaces de un CDN (Content Delivery Network) y de implementar JavaScript para mejorar la experiencia de navegación en lugar de depender de enlaces anclados. Esta elección está fundamentada en diversas razones que optimizan tanto la comodidad del desarrollo como la eficiencia del sitio.</text:p>
      <text:list xml:id="list7290230788560647609" text:style-name="L1">
        <text:list-item>
          <text:p text:style-name="P2"><text:span text:style-name="Strong_20_Emphasis">Comodidad en el Desarrollo:</text:span> Utilizar Bootstrap mediante un CDN me permite integrar rápidamente los estilos y componentes de este framework. Esto simplifica el proceso de desarrollo al evitar la necesidad de descargar y gestionar archivos localmente. Con una implementación directa a través de enlaces, puedo centrarme en el diseño y la funcionalidad de la página sin complicaciones adicionales. La documentación de Bootstrap es accesible, lo que facilita la incorporación de nuevas características.</text:p>
        </text:list-item>
      </text:list>
      <text:p text:style-name="Text_20_body"/>
      <text:list xml:id="list1622426110759547840" text:style-name="L2">
        <text:list-item>
          <text:p text:style-name="P3"><text:span text:style-name="Strong_20_Emphasis">Reducción del Tamaño del Proyecto:</text:span> La elección de usar enlaces CDN ha permitido reducir el tamaño total de mi proyecto. Esto es especialmente beneficioso para aplicaciones más ligeras, donde la velocidad de carga es crucial. Al evitar la duplicación de archivos y depender de recursos externos optimizados, el peso del sitio se minimiza, lo que contribuye a tiempos de carga más rápidos.</text:p>
          <text:p text:style-name="P3"/>
        </text:list-item>
      </text:list>
      <text:list xml:id="list3097664013951256635" text:style-name="L3">
        <text:list-item>
          <text:p text:style-name="P4"><text:span text:style-name="Strong_20_Emphasis">Optimización de la Carga:</text:span> Los CDNs están diseñados para almacenar copias de los archivos en servidores distribuidos geográficamente. Esto significa que los usuarios pueden acceder a Bootstrap desde un servidor cercano, mejorando así la velocidad de carga. Además, es probable que muchos visitantes ya tengan los archivos de Bootstrap en caché, lo que facilita aún más su acceso.</text:p>
          <text:p text:style-name="P4"/>
        </text:list-item>
      </text:list>
      <text:list xml:id="list4404473040673347194" text:style-name="L4">
        <text:list-item>
          <text:p text:style-name="P5"><text:span text:style-name="Strong_20_Emphasis">Facilidad de Mantenimiento:</text:span> Usar enlaces CDN simplifica el mantenimiento de la aplicación. Cuando Bootstrap lanza nuevas versiones con correcciones o mejoras, solo necesito actualizar el enlace en el HTML. Esto elimina la carga de gestionar archivos en mi propio servidor, permitiéndome dedicar más tiempo al desarrollo de características y contenido.</text:p>
        </text:list-item>
      </text:list>
      <text:p text:style-name="Text_20_body"/>
      <text:list xml:id="list710126627769662394" text:style-name="L6">
        <text:list-item>
          <text:p text:style-name="P7"><text:span text:style-name="Strong_20_Emphasis">Mejora de la Navegación con JavaScript:</text:span> Además de utilizar Bootstrap, he decidido implementar JavaScript para la navegación en lugar de depender de enlaces anclados. Esta elección proporciona una experiencia de usuario más dinámica y fluida. Con JavaScript, puedo crear transiciones suaves entre secciones, manejar eventos de clic y actualizar el <text:soft-page-break/>contenido sin necesidad de recargar la página. Esto mejora la interacción del usuario y hace que el sitio sea más atractivo.</text:p>
          <text:p text:style-name="P7"/>
        </text:list-item>
      </text:list>
      <text:list xml:id="list341498664083530141" text:style-name="L5">
        <text:list-item>
          <text:p text:style-name="P6"><text:span text:style-name="Strong_20_Emphasis">Interactividad y Funcionalidad Avanzada:</text:span> Con JavaScript, puedo añadir características</text:p>
          <text:p text:style-name="P6"><text:s/>interactivas que enriquecen la experiencia del usuario. Por ejemplo, puedo implementar modales, formularios dinámicos y otras funcionalidades que responden a las acciones del usuario en tiempo real. Esto no solo mejora la usabilidad, sino que también permite crear un entorno más atractivo y moderno.</text:p>
        </text:list-item>
        <text:list-item>
          <text:p text:style-name="P6"><text:span text:style-name="Strong_20_Emphasis">Elección de Colores:</text:span> He optado por una paleta de colores que incluye negro, blanco y tonos claros. Esta combinación no solo se alinea con las tendencias modernas de diseño web, sino que también busca transmitir una imagen de elegancia y profesionalismo. El fondo negro crea un contraste fuerte que resalta el contenido, mientras que el texto blanco asegura una legibilidad óptima. Los colores claros que he incluido se utilizan para elementos secundarios y detalles, aportando un equilibrio visual que evita la saturación y facilita la navegación.Además, el uso del negro en el diseño está asociado a la sofisticación y al lujo, lo que puede atraer a un público que busca servicios de alta calidad en el ámbito de las criptomonedas. Los colores claros complementan este esquema, aportando frescura y modernidad al sitio, lo que resulta atractivo para los usuarios y mejora su experiencia general.</text:p>
        </text:list-item>
      </text:list>
      <text:p text:style-name="Text_20_body"><text:span text:style-name="Strong_20_Emphasis"><text:span text:style-name="T6">Conclusión:</text:span></text:span> En resumen, el uso de Bootstrap a través de enlaces CDN y la implementación de JavaScript en lugar de enlaces anclados han facilitado mi flujo de trabajo y mejorado la experiencia general del proyecto. Estas decisiones han optimizado la velocidad, la interactividad y el mantenimiento, creando un sitio web más eficiente y agradable para los usuarios. La elección de colores refuerza la identidad del proyecto, haciendo que el diseño no solo sea estéticamente agradable, sino también funcional y accesibl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oppins" svg:font-family="Poppins,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14" meta:word-count="689" meta:character-count="4481"/>
    <dc:date>2024-10-24T20:32:43.10</dc:date>
    <meta:generator>OpenOffice/4.1.13$Win32 OpenOffice.org_project/4113m1$Build-9810</meta:generator>
  </office:meta>
</office:document-meta>
</file>